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0a47" officeooo:paragraph-rsid="00060a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code has been written by Huseyin Karamelikli (Hossein Haghparast Gharamaleki) Thanks to Yashar Tarverdi. Him works is expanded here in some directions. Also Thanks to Erdogan Ozturk for him greatfull comments about econometrics tricks.</text:p>
      <text:p text:style-name="P1">Thanks to Dave Giles for very usfull guidness about ARDL at him powerfull weblog.</text:p>
      <text:p text:style-name="P1">Please note that this program is beta version and lunched only for test propose. Final version might released with MIT license when all bugs would be repaired.</text:p>
      <text:p text:style-name="P1">Please dont redistribute it while it is not released as Final version by MIT license.</text:p>
      <text:p text:style-name="P1">For any questions or comments please contact hakperest@gmail.com</text:p>
      <text:p text:style-name="P1">This version is allowed only for SHARIF KARIMI to test of program propos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eyin </meta:initial-creator>
    <meta:creation-date>2015-06-11T15:02:31.420711682</meta:creation-date>
    <meta:generator>LibreOffice/4.4.3.2$Linux_X86_64 LibreOffice_project/40m0$Build-2</meta:generator>
    <dc:date>2015-06-11T15:06:55.150407920</dc:date>
    <dc:creator>huseyin </dc:creator>
    <meta:editing-duration>PT4M26S</meta:editing-duration>
    <meta:editing-cycles>1</meta:editing-cycles>
    <meta:document-statistic meta:table-count="0" meta:image-count="0" meta:object-count="0" meta:page-count="1" meta:paragraph-count="6" meta:word-count="112" meta:character-count="703" meta:non-whitespace-character-count="597"/>
  </office:meta>
</office:document-meta>
</file>